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8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1fase</text:p>
          </table:table-cell>
          <table:table-cell table:number-columns-repeated="4"/>
          <table:table-cell table:formula="of:=[.I2]-[.J2]" office:value-type="float" office:value="103">
            <text:p>10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5]*[.F6]/[.F5]" office:value-type="float" office:value="33.2258064516129">
            <text:p>33.22580645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310">
            <text:p>310</text:p>
          </table:table-cell>
          <table:table-cell table:number-columns-repeated="6"/>
          <table:table-cell table:style-name="ce3"/>
          <table:table-cell table:style-name="ce3" office:value-type="string">
            <text:p>Total Reconhecimentos</text:p>
          </table:table-cell>
          <table:table-cell table:style-name="ce3" office:value-type="string">
            <text:p>sucesso real</text:p>
          </table:table-cell>
          <table:table-cell table:style-name="ce3" office:value-type="string">
            <text:p>Taxa (%)</text:p>
          </table:table-cell>
          <table:table-cell table:style-name="ce3" office:value-type="string">
            <text:p>falsos negativos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3]" office:value-type="float" office:value="103">
            <text:p>103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2"/>
          <table:table-cell table:style-name="ce3" office:value-type="string">
            <text:p>1a Fase</text:p>
          </table:table-cell>
          <table:table-cell office:value-type="float" office:value="310">
            <text:p>310</text:p>
          </table:table-cell>
          <table:table-cell office:value-type="float" office:value="103">
            <text:p>103</text:p>
          </table:table-cell>
          <table:table-cell table:style-name="ce2" office:value-type="float" office:value="33.22">
            <text:p>33.22</text:p>
          </table:table-cell>
          <table:table-cell office:value-type="float" office:value="92">
            <text:p>9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61">
            <text:p>161</text:p>
          </table:table-cell>
          <table:table-cell office:value-type="float" office:value="92">
            <text:p>92</text:p>
          </table:table-cell>
          <table:table-cell table:number-columns-repeated="2"/>
          <table:table-cell table:style-name="ce3" office:value-type="string">
            <text:p>2a Fase</text:p>
          </table:table-cell>
          <table:table-cell office:value-type="float" office:value="340">
            <text:p>340</text:p>
          </table:table-cell>
          <table:table-cell office:value-type="float" office:value="96">
            <text:p>96</text:p>
          </table:table-cell>
          <table:table-cell table:style-name="ce2" office:value-type="float" office:value="28.23">
            <text:p>28.23</text:p>
          </table:table-cell>
          <table:table-cell office:value-type="float" office:value="124">
            <text:p>124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9]*[.F10]/[.F9]" office:value-type="float" office:value="55.9006211180124">
            <text:p>55.900621118</text:p>
          </table:table-cell>
          <table:table-cell table:number-columns-repeated="2"/>
          <table:table-cell table:formula="of:=[.I7]-[.J7]" office:value-type="float" office:value="69">
            <text:p>69</text:p>
          </table:table-cell>
          <table:table-cell table:number-columns-repeated="3"/>
          <table:table-cell table:style-name="ce3" office:value-type="string">
            <text:p>3a Fase</text:p>
          </table:table-cell>
          <table:table-cell office:value-type="float" office:value="280">
            <text:p>280</text:p>
          </table:table-cell>
          <table:table-cell office:value-type="float" office:value="94">
            <text:p>94</text:p>
          </table:table-cell>
          <table:table-cell table:style-name="ce2" office:value-type="float" office:value="33.57">
            <text:p>33.57</text:p>
          </table:table-cell>
          <table:table-cell office:value-type="float" office:value="99">
            <text:p>99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61">
            <text:p>16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90">
            <text:p>90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fase</text:p>
          </table:table-cell>
          <table:table-cell table:number-columns-repeated="4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16]*[.F17]/[.F16]" office:value-type="float" office:value="28.2352941176471">
            <text:p>28.2352941176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340">
            <text:p>340</text:p>
          </table:table-cell>
          <table:table-cell table:number-columns-repeated="2"/>
          <table:table-cell table:formula="of:=[.I15]-[.J15]" office:value-type="float" office:value="96">
            <text:p>9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16]" office:value-type="float" office:value="96">
            <text:p>9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20]*[.F21]/[.F20]" office:value-type="float" office:value="63.5897435897436">
            <text:p>63.5897435897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J20]" office:value-type="float" office:value="124">
            <text:p>124</text:p>
          </table:table-cell>
          <table:table-cell table:number-columns-repeated="2"/>
          <table:table-cell table:formula="of:=[.I20]-[.J20]" office:value-type="float" office:value="71">
            <text:p>71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3fase</text:p>
          </table:table-cell>
          <table:table-cell table:number-columns-repeated="4"/>
          <table:table-cell office:value-type="string">
            <text:p>total sucesso</text:p>
          </table:table-cell>
          <table:table-cell office:value-type="string">
            <text:p>tot fals posi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% de taxa sucesso</text:p>
          </table:table-cell>
          <table:table-cell/>
          <table:table-cell table:style-name="ce2" table:formula="of:=[.D29]*[.F30]/[.F29]" office:value-type="float" office:value="33.5714285714286">
            <text:p>33.5714285714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table:formula="of:=[.I28]-[.J28]" office:value-type="float" office:value="94">
            <text:p>9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I29]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% de falso negativo </text:p>
          </table:table-cell>
          <table:table-cell/>
          <table:table-cell table:style-name="ce2" table:formula="of:=[.D33]*[.F34]/[.F33]" office:value-type="float" office:value="50.7692307692308">
            <text:p>50.7692307692</text:p>
          </table:table-cell>
          <table:table-cell table:number-columns-repeated="2"/>
          <table:table-cell office:value-type="string">
            <text:p>total falha</text:p>
          </table:table-cell>
          <table:table-cell office:value-type="string">
            <text:p>tot falso negativ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/>
          <table:table-cell table:formula="of:=[.J33]" office:value-type="float" office:value="99">
            <text:p>99</text:p>
          </table:table-cell>
          <table:table-cell table:number-columns-repeated="2"/>
          <table:table-cell table:formula="of:=[.I33]-[.J33]" office:value-type="float" office:value="45">
            <text:p>45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1/18/2018</text:date>, <text:time>17:2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7T23:08:41.97</meta:creation-date>
    <dc:date>2018-11-18T17:28:16.17</dc:date>
    <dc:creator>Thiago da Silva </dc:creator>
    <meta:editing-duration>PT18H4M22S</meta:editing-duration>
    <meta:editing-cycles>4</meta:editing-cycles>
    <meta:generator>OpenOffice/4.1.5$Win32 OpenOffice.org_project/415m1$Build-9789</meta:generator>
    <meta:document-statistic meta:table-count="3" meta:cell-count="88" meta:object-count="0"/>
  </office:meta>
</office:document-meta>
</file>